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2481c0" officeooo:paragraph-rsid="002481c0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2b2069" officeooo:paragraph-rsid="002b2069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f217c" officeooo:paragraph-rsid="002dd5c6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756cb" officeooo:paragraph-rsid="00263e93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paragraph-rsid="00263e93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c6554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6" style:family="paragraph" style:parent-style-name="Table_20_Contents" style:list-style-name="L1">
      <style:text-properties style:font-name="Liberation Sans" fo:font-size="12pt" fo:font-weight="normal" officeooo:rsid="00263e93" officeooo:paragraph-rsid="00263e93" style:font-size-asian="12pt" style:font-weight-asian="normal" style:font-size-complex="12pt" style:font-weight-complex="normal"/>
    </style:style>
    <style:style style:name="P27" style:family="paragraph" style:parent-style-name="Table_20_Contents" style:list-style-name="L2">
      <style:text-properties style:font-name="Liberation Sans" fo:font-size="12pt" fo:font-weight="normal" officeooo:paragraph-rsid="002b49d8" style:font-size-asian="12pt" style:font-weight-asian="normal" style:font-size-complex="12pt" style:font-weight-complex="normal"/>
    </style:style>
    <style:style style:name="P28" style:family="paragraph" style:parent-style-name="Table_20_Contents" style:list-style-name="L2">
      <style:text-properties style:font-name="Liberation Sans" fo:font-size="12pt" fo:font-weight="normal" officeooo:rsid="00220ae6" officeooo:paragraph-rsid="002b49d8" style:font-size-asian="12pt" style:font-weight-asian="normal" style:font-size-complex="12pt" style:font-weight-complex="normal"/>
    </style:style>
    <style:style style:name="P29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2c6554" officeooo:paragraph-rsid="002c6554" style:font-size-asian="12pt" style:font-weight-asian="normal" style:font-size-complex="12pt" style:font-weight-complex="normal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b49d8"/>
    </style:style>
    <style:style style:name="T5" style:family="text">
      <style:text-properties fo:color="#ffffff" officeooo:rsid="00300456"/>
    </style:style>
    <style:style style:name="T6" style:family="text">
      <style:text-properties fo:color="#ffffff" officeooo:rsid="003791e0"/>
    </style:style>
    <style:style style:name="T7" style:family="text">
      <style:text-properties officeooo:rsid="001d7c62"/>
    </style:style>
    <style:style style:name="T8" style:family="text">
      <style:text-properties officeooo:rsid="002ae730"/>
    </style:style>
    <style:style style:name="T9" style:family="text">
      <style:text-properties officeooo:rsid="001b67bf"/>
    </style:style>
    <style:style style:name="T10" style:family="text">
      <style:text-properties officeooo:rsid="00259b04"/>
    </style:style>
    <style:style style:name="T11" style:family="text">
      <style:text-properties officeooo:rsid="00220ae6"/>
    </style:style>
    <style:style style:name="T12" style:family="text">
      <style:text-properties officeooo:rsid="0019ad9a"/>
    </style:style>
    <style:style style:name="T13" style:family="text">
      <style:text-properties officeooo:rsid="0028ad08"/>
    </style:style>
    <style:style style:name="T14" style:family="text">
      <style:text-properties officeooo:rsid="0029ef6d"/>
    </style:style>
    <style:style style:name="T15" style:family="text">
      <style:text-properties officeooo:rsid="002a49c3"/>
    </style:style>
    <style:style style:name="T16" style:family="text">
      <style:text-properties officeooo:rsid="002e92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902652963904">
          <table:table-cell table:style-name="Tabela1.A1" table:number-columns-spanned="2" office:value-type="string">
            <text:p text:style-name="P3"><text:span text:style-name="T1">Nome do caso de uso: </text:span><text:span text:style-name="T2">UC - </text:span><text:span text:style-name="T3">0</text:span><text:span text:style-name="T4">1</text:span><text:span text:style-name="T6">2</text:span></text:p>
          </table:table-cell>
          <table:covered-table-cell/>
        </table:table-row>
        <table:table-row table:style-name="TableLine93902653144880">
          <table:table-cell table:style-name="Tabela1.A8" office:value-type="string">
            <text:p text:style-name="P4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3902653165312">
          <table:table-cell table:style-name="Tabela1.A8" office:value-type="string">
            <text:p text:style-name="P4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3902653165952">
          <table:table-cell table:style-name="Tabela1.A8" office:value-type="string">
            <text:p text:style-name="P24">Descrição</text:p>
          </table:table-cell>
          <table:table-cell table:style-name="Tabela1.B8" office:value-type="string">
            <text:p text:style-name="P6">Cadastrar vacina</text:p>
          </table:table-cell>
        </table:table-row>
        <table:table-row table:style-name="TableLine93902653166592">
          <table:table-cell table:style-name="Tabela1.A8" office:value-type="string">
            <text:p text:style-name="P7">Pré-condição</text:p>
          </table:table-cell>
          <table:table-cell table:style-name="Tabela1.B8" office:value-type="string">
            <text:p text:style-name="P8"/>
            <text:list xml:id="list1730636425" text:style-name="L1">
              <text:list-item>
                <text:p text:style-name="P26">Animal cadastrado</text:p>
              </text:list-item>
              <text:list-item>
                <text:p text:style-name="P26">Animal selecionado</text:p>
              </text:list-item>
            </text:list>
            <text:p text:style-name="P9"/>
          </table:table-cell>
        </table:table-row>
        <table:table-row table:style-name="Tabela1.6">
          <table:table-cell table:style-name="Tabela1.A8" office:value-type="string">
            <text:p text:style-name="P7">Pós-condição</text:p>
          </table:table-cell>
          <table:table-cell table:style-name="Tabela1.B8" office:value-type="string">
            <text:p text:style-name="P10">Exibir os dados cadastrados <text:span text:style-name="T9">na pesquisa.</text:span></text:p>
          </table:table-cell>
        </table:table-row>
        <table:table-row table:style-name="Tabela1.7">
          <table:table-cell table:style-name="Tabela1.A12" office:value-type="string">
            <text:p text:style-name="P11">Entradas</text:p>
          </table:table-cell>
          <table:table-cell table:style-name="Tabela1.B12" office:value-type="string">
            <text:p text:style-name="P12"/>
            <text:p text:style-name="P14"><text:span text:style-name="T16">SELETOR EDITAVEL</text:span><text:bookmark-start text:name="__DdeLink__165_151921259"/><text:span text:style-name="T12"> </text:span><text:bookmark-end text:name="__DdeLink__165_151921259"/><text:span text:style-name="T12">- </text:span><text:bookmark-start text:name="__DdeLink__199_2627338976"/><text:span text:style-name="T13">Nome da vacina</text:span></text:p>
            <text:p text:style-name="P15"><text:span text:style-name="T13">DATA</text:span><text:span text:style-name="T12"> </text:span><text:bookmark-end text:name="__DdeLink__199_2627338976"/><text:span text:style-name="T12">- </text:span><text:span text:style-name="T13">Aplicação</text:span></text:p>
            <text:p text:style-name="P16"><text:span text:style-name="T13">DATA</text:span><text:span text:style-name="T12"> - </text:span><text:span text:style-name="T13">Próxima</text:span></text:p>
            <text:p text:style-name="P16"><text:span text:style-name="T14">SELETOR</text:span><text:span text:style-name="T12"> - </text:span><text:span text:style-name="T14">Doses</text:span></text:p>
            <text:p text:style-name="P16"><text:span text:style-name="T12">TEXTO - </text:span><text:span text:style-name="T15">Observações</text:span></text:p>
            <text:p text:style-name="P13"/>
          </table:table-cell>
        </table:table-row>
        <table:table-row table:style-name="TableLine93902653169776">
          <table:table-cell table:style-name="Tabela1.A8" office:value-type="string">
            <text:p text:style-name="P17">Prioridade</text:p>
          </table:table-cell>
          <table:table-cell table:style-name="Tabela1.B8" office:value-type="string">
            <text:p text:style-name="P18">Excencial</text:p>
          </table:table-cell>
        </table:table-row>
        <table:table-row table:style-name="TableLine93902653170464">
          <table:table-cell table:style-name="Tabela1.A9" table:number-columns-spanned="2" office:value-type="string">
            <text:p text:style-name="P25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9">Fluxo principal</text:p>
          </table:table-cell>
          <table:table-cell table:style-name="Tabela1.B12" office:value-type="string">
            <text:list xml:id="list2159520996" text:style-name="L2">
              <text:list-item>
                <text:p text:style-name="P27"><text:span text:style-name="T10">Preencher</text:span><text:span text:style-name="T11"> </text:span><text:span text:style-name="T10">os dados</text:span></text:p>
              </text:list-item>
              <text:list-item>
                <text:p text:style-name="P28"><text:span text:style-name="T8">Clicar em s</text:span>alv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9">Fluxo secundário</text:p>
          </table:table-cell>
          <table:table-cell table:style-name="Tabela1.B12" office:value-type="string">
            <text:p text:style-name="P20"/>
          </table:table-cell>
        </table:table-row>
        <table:table-row table:style-name="Tabela1.11">
          <table:table-cell table:style-name="Tabela1.A12" office:value-type="string">
            <text:p text:style-name="P21">Regras</text:p>
          </table:table-cell>
          <table:table-cell table:style-name="Tabela1.B12" office:value-type="string">
            <text:p text:style-name="P22"/>
            <text:p text:style-name="P22">Preencher dados obrigatórios</text:p>
            <text:p text:style-name="P22"/>
            <text:list xml:id="list3491544858" text:style-name="L3">
              <text:list-item>
                <text:p text:style-name="P29">Nome da vacina</text:p>
              </text:list-item>
              <text:list-item>
                <text:p text:style-name="P29">Aplicação</text:p>
              </text:list-item>
              <text:list-item>
                <text:p text:style-name="P29">Doses</text:p>
              </text:list-item>
            </text:list>
            <text:p text:style-name="P22"/>
          </table:table-cell>
        </table:table-row>
        <table:table-row table:style-name="TableLine93902653174112">
          <table:table-cell table:style-name="Tabela1.A13" office:value-type="string">
            <text:p text:style-name="P19">Versão</text:p>
          </table:table-cell>
          <table:table-cell table:style-name="Tabela1.B13" office:value-type="string">
            <text:p text:style-name="P23"><text:span text:style-name="T7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55M23S</meta:editing-duration>
    <meta:editing-cycles>42</meta:editing-cycles>
    <meta:generator>LibreOffice/6.4.7.2$Linux_X86_64 LibreOffice_project/40$Build-2</meta:generator>
    <dc:date>2022-09-22T16:05:28.400289485</dc:date>
    <meta:document-statistic meta:table-count="1" meta:image-count="0" meta:object-count="0" meta:page-count="1" meta:paragraph-count="31" meta:word-count="80" meta:character-count="485" meta:non-whitespace-character-count="443"/>
  </office:meta>
</office:document-meta>
</file>